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/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8.799cm" svg:y="5.384cm">
            <draw:object draw:notify-on-update-of-ranges="Sheet1.A2:Sheet1.A13 Sheet1.C1:Sheet1.C1 Sheet1.C2:Sheet1.C13 Sheet1.D1:Sheet1.D1 Sheet1.D2:Sheet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QWERTY Speed (WPM)</text:p>
          </table:table-cell>
          <table:table-cell office:value-type="string" calcext:value-type="string">
            <text:p>Colemak Speed (WPM)</text:p>
          </table:table-cell>
          <table:table-cell office:value-type="string" calcext:value-type="string">
            <text:p>Notes</text:p>
          </table:table-cell>
          <table:table-cell table:style-name="ce1" office:value-type="string" calcext:value-type="string" table:number-columns-spanned="2" table:number-rows-spanned="3">
            <text:p>WPM when typing 50 words on MonkeyType with the Poker II</text:p>
          </table:table-cell>
          <table:covered-table-cell/>
        </table:table-row>
        <table:table-row table:style-name="ro2">
          <table:table-cell table:style-name="ce3" office:value-type="date" office:date-value="2025-08-13" calcext:value-type="date">
            <text:p>13/08/2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style-name="ce2" office:value-type="float" office:value="9" calcext:value-type="float">
            <text:p>9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2]+1" office:value-type="date" office:date-value="2025-08-14" calcext:value-type="date">
            <text:p>14/08/25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</table:table-row>
        <table:table-row table:style-name="ro2">
          <table:table-cell table:style-name="ce3" table:formula="of:=[.A3]+1" office:value-type="date" office:date-value="2025-08-15" calcext:value-type="date">
            <text:p>15/08/25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3" table:formula="of:=[.A4]+1" office:value-type="date" office:date-value="2025-08-16" calcext:value-type="date">
            <text:p>16/08/2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table:style-name="ce3" table:formula="of:=[.A5]+1" office:value-type="date" office:date-value="2025-08-17" calcext:value-type="date">
            <text:p>17/08/2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I can almost think a key in advance</text:p>
          </table:table-cell>
          <table:covered-table-cell table:number-columns-repeated="2"/>
        </table:table-row>
        <table:table-row table:style-name="ro2">
          <table:table-cell table:style-name="ce3" table:formula="of:=[.A6]+1" office:value-type="date" office:date-value="2025-08-18" calcext:value-type="date">
            <text:p>18/08/25</text:p>
          </table:table-cell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style-name="ce3" table:formula="of:=[.A7]+1" office:value-type="date" office:date-value="2025-08-19" calcext:value-type="date">
            <text:p>19/08/25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style-name="ce3" table:formula="of:=[.A8]+1" office:value-type="date" office:date-value="2025-08-20" calcext:value-type="date">
            <text:p>20/08/25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ent the day using qwerty on a split keyboard so have had a regression :/</text:p>
          </table:table-cell>
          <table:table-cell table:number-columns-repeated="2"/>
        </table:table-row>
        <table:table-row table:style-name="ro2">
          <table:table-cell table:style-name="ce3" table:formula="of:=[.A9]+1" office:value-type="date" office:date-value="2025-08-21" calcext:value-type="date">
            <text:p>21/08/2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nt half the day on normal colemak and half on split colemak</text:p>
          </table:table-cell>
          <table:table-cell table:number-columns-repeated="2"/>
        </table:table-row>
        <table:table-row table:style-name="ro2">
          <table:table-cell table:style-name="ce3" table:formula="of:=[.A10]+1" office:value-type="date" office:date-value="2025-08-22" calcext:value-type="date">
            <text:p>22/08/2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3" table:formula="of:=[.A11]+1" office:value-type="date" office:date-value="2025-08-23" calcext:value-type="date">
            <text:p>23/08/25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table:style-name="ce3" table:formula="of:=[.A12]+1" office:value-type="date" office:date-value="2025-08-24" calcext:value-type="date">
            <text:p>24/08/25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9:23:49.519848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7:53:55.031251202</meta:creation-date>
    <meta:generator>LibreOffice/24.2.7.2$Linux_X86_64 LibreOffice_project/420$Build-2</meta:generator>
    <dc:date>2025-08-21T19:29:50.469799066</dc:date>
    <meta:editing-duration>PT10H48M41S</meta:editing-duration>
    <meta:editing-cycles>13</meta:editing-cycles>
    <meta:document-statistic meta:table-count="1" meta:cell-count="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99cm" svg:y="3.952cm" style:legend-expansion="high" chart:style-name="ch2"/>
        <chart:plot-area chart:style-name="ch3" table:cell-range-address="Sheet1.A2:Sheet1.A13 Sheet1.C1:Sheet1.D13" chart:data-source-has-labels="both" svg:x="0.32cm" svg:y="0.18cm" svg:width="10.259cm" svg:height="8.64cm">
          <chart:coordinate-region svg:x="1.398cm" svg:y="0.379cm" svg:width="9.041cm" svg:height="6.975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3" chart:label-cell-address="Sheet1.C1:Sheet1.C1" chart:class="chart:line">
            <chart:data-point chart:repeated="12"/>
          </chart:series>
          <chart:series chart:style-name="ch8" chart:values-cell-range-address="Sheet1.D2:Sheet1.D13" chart:label-cell-address="Sheet1.D1:Sheet1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WERTY Speed (WPM)</text:p>
                <draw:g>
                  <svg:desc>Sheet1.C1:Sheet1.C1</svg:desc>
                </draw:g>
              </table:table-cell>
              <table:table-cell office:value-type="string">
                <text:p>Colemak Speed (WPM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5882">
                <text:p>45882</text:p>
                <draw:g>
                  <svg:desc>Sheet1.A2:Sheet1.A13</svg:desc>
                </draw:g>
              </table:table-cell>
              <table:table-cell office:value-type="float" office:value="97">
                <text:p>97</text:p>
                <draw:g>
                  <svg:desc>Sheet1.C2:Sheet1.C13</svg:desc>
                </draw:g>
              </table:table-cell>
              <table:table-cell office:value-type="float" office:value="9">
                <text:p>9</text:p>
                <draw:g>
                  <svg:desc>Sheet1.D2:Sheet1.D13</svg:desc>
                </draw:g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89">
                <text:p>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885">
                <text:p>45885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886">
                <text:p>45886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89">
                <text:p>8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2">
                <text:p>45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3">
                <text:p>45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